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Ubuntu" svg:font-family="Ubuntu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a97c4" officeooo:paragraph-rsid="001a97c4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1a97c4" officeooo:paragraph-rsid="001a97c4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1a97c4" officeooo:paragraph-rsid="001a97c4"/>
    </style:style>
    <style:style style:name="P4" style:family="paragraph" style:parent-style-name="Standard">
      <style:text-properties style:font-name="Ubuntu" officeooo:rsid="001dca34" officeooo:paragraph-rsid="001dca34"/>
    </style:style>
    <style:style style:name="P5" style:family="paragraph" style:parent-style-name="Standard">
      <style:text-properties style:font-name="Ubuntu" officeooo:rsid="001fb4cc" officeooo:paragraph-rsid="001fb4cc"/>
    </style:style>
    <style:style style:name="P6" style:family="paragraph" style:parent-style-name="Standard">
      <style:text-properties style:font-name="Ubuntu" officeooo:rsid="001fb4cc" officeooo:paragraph-rsid="00221add"/>
    </style:style>
    <style:style style:name="P7" style:family="paragraph" style:parent-style-name="Standard">
      <style:text-properties style:font-name="Ubuntu" officeooo:rsid="0022de63" officeooo:paragraph-rsid="0022de63"/>
    </style:style>
    <style:style style:name="P8" style:family="paragraph" style:parent-style-name="Standard">
      <style:paragraph-properties fo:text-align="start" style:justify-single-word="false"/>
      <style:text-properties style:font-name="Ubuntu" officeooo:rsid="00260250" officeooo:paragraph-rsid="00260250"/>
    </style:style>
    <style:style style:name="P9" style:family="paragraph" style:parent-style-name="Standard">
      <style:paragraph-properties fo:text-align="start" style:justify-single-word="false"/>
      <style:text-properties style:font-name="Ubuntu" officeooo:rsid="0027defd" officeooo:paragraph-rsid="0027defd"/>
    </style:style>
    <style:style style:name="P10" style:family="paragraph" style:parent-style-name="Standard">
      <style:text-properties style:font-name="Ubuntu" officeooo:rsid="0028e626" officeooo:paragraph-rsid="0028e626"/>
    </style:style>
    <style:style style:name="P11" style:family="paragraph" style:parent-style-name="Standard">
      <style:paragraph-properties fo:text-align="start" style:justify-single-word="false"/>
      <style:text-properties style:font-name="Ubuntu" officeooo:rsid="001a97c4" officeooo:paragraph-rsid="001a97c4"/>
    </style:style>
    <style:style style:name="P12" style:family="paragraph" style:parent-style-name="Standard">
      <style:text-properties style:font-name="Ubuntu" officeooo:rsid="00221add" officeooo:paragraph-rsid="00221add"/>
    </style:style>
    <style:style style:name="P13" style:family="paragraph" style:parent-style-name="Standard">
      <style:text-properties style:font-name="Ubuntu" officeooo:rsid="002ca75e" officeooo:paragraph-rsid="002ca75e"/>
    </style:style>
    <style:style style:name="T1" style:family="text">
      <style:text-properties officeooo:rsid="002ba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xto web “ copa menstrual”</text:p>
      <text:p text:style-name="P2"/>
      <text:p text:style-name="P2"/>
      <text:p text:style-name="P3"/>
      <text:p text:style-name="P3"/>
      <text:p text:style-name="P3"/>
      <text:p text:style-name="P8"><text:span text:style-name="T1">Marca: </text:span>BUTTERFLY </text:p>
      <text:p text:style-name="P8"/>
      <text:p text:style-name="P9"><text:span text:style-name="T1">Elogan: </text:span>BELLEZA Y COMODIDAD </text:p>
      <text:p text:style-name="P1"/>
      <text:p text:style-name="P1"/>
      <text:p text:style-name="P6">Comunicate y síguenos </text:p>
      <text:p text:style-name="P6"/>
      <text:p text:style-name="P12">Tel: (03329) 154040</text:p>
      <text:p text:style-name="P12"/>
      <text:p text:style-name="P12"/>
      <text:p text:style-name="P13">MENÚ: </text:p>
      <text:p text:style-name="P12"/>
      <text:p text:style-name="P13">BENEFICIOS </text:p>
      <text:p text:style-name="P1"/>
      <text:p text:style-name="P4">Texto descripción:</text:p>
      <text:p text:style-name="P4"/>
      <text:p text:style-name="P10">EFECTIVO </text:p>
      <text:p text:style-name="P5"/>
      <text:p text:style-name="P1">–</text:p>
      <text:p text:style-name="P1"/>
      <text:p text:style-name="P7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Ubuntu" svg:font-family="Ubuntu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18:21:59.461000000</meta:creation-date>
    <dc:date>2020-05-04T13:14:15.563000000</dc:date>
    <meta:editing-duration>PT11H46M56S</meta:editing-duration>
    <meta:editing-cycles>9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0" meta:word-count="22" meta:character-count="158" meta:non-whitespace-character-count="139"/>
  </office:meta>
</office:document-meta>
</file>